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2" table:default-cell-style-name="ce9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14. terem</text:p>
          </table:table-cell>
          <table:table-cell table:style-name="ce1"/>
          <table:table-cell table:style-name="ce7" office:value-type="string" calcext:value-type="string" table:number-columns-spanned="3" table:number-rows-spanned="2">
            <text:p>Tanári asztal</text:p>
          </table:table-cell>
          <table:covered-table-cell table:number-columns-repeated="2" table:style-name="Default"/>
          <table:table-cell/>
          <table:table-cell table:style-name="ce1"/>
          <table:table-cell table:style-name="ce1" office:value-type="string" calcext:value-type="string">
            <text:p>13. terem</text:p>
          </table:table-cell>
          <table:table-cell office:value-type="string" calcext:value-type="string" table:number-columns-spanned="3" table:number-rows-spanned="2">
            <text:p>Tanári asztal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4"/>
          <table:covered-table-cell table:number-columns-repeated="3" table:style-name="Default"/>
          <table:table-cell table:number-columns-repeated="3"/>
          <table:covered-table-cell table:number-columns-repeated="3"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z. András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K. Bíbor <text:s text:c="12"/>H. Áron</text:p>
          </table:table-cell>
          <table:covered-table-cell table:style-name="ce9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9"/>
          <table:table-cell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. Zalán <text:s text:c="11"/>L. Tamás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Sz. Zsombor <text:s text:c="5"/>F. Attila</text:p>
          </table:table-cell>
          <table:covered-table-cell table:style-name="ce9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9"/>
          <table:table-cell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G. Krisztián <text:s text:c="4"/>V. Olivér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D. Szabolcs <text:s text:c="5"/>H. Gábor</text:p>
          </table:table-cell>
          <table:covered-table-cell table:style-name="ce9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9"/>
          <table:table-cell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Z. Máté <text:s text:c="12"/>J. Miklós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enki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. Marcell <text:s text:c="9"/>Cs. Tamás</text:p>
          </table:table-cell>
          <table:covered-table-cell table:style-name="ce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.00.00</text:date>, <text:time style:data-style-name="N2" text:time-value="12:18:33.999502578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3:07:02.724577832</meta:creation-date>
    <dc:date>2023-01-30T12:18:44.453894627</dc:date>
    <meta:editing-duration>PT49M51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